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59670000380566EA4BC2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">
      <style:paragraph-properties style:text-autospace="none"/>
      <style:text-properties fo:font-weight="bol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0000" style:font-name="Consolas" fo:font-size="9.5pt" fo:font-weight="bold" style:font-name-asian="Consolas" style:font-size-asian="9.5pt" style:font-weight-asian="bold" style:font-name-complex="Consolas" style:font-size-complex="9.5pt" style:font-weight-complex="bold"/>
    </style:style>
    <style:style style:name="T3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0000ff" style:font-name="Consolas" fo:font-size="9.5pt" fo:font-weight="bold" style:font-name-asian="Consolas" style:font-size-asian="9.5pt" style:font-weight-asian="bold" style:font-name-complex="Consolas" style:font-size-complex="9.5pt" style:font-weight-complex="bold"/>
    </style:style>
    <style:style style:name="T5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a31515" style:font-name="Consolas" fo:font-size="9.5pt" fo:font-weight="bold" style:font-name-asian="Consolas" style:font-size-asian="9.5pt" style:font-weight-asian="bold" style:font-name-complex="Consolas" style:font-size-complex="9.5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0000" style:font-name="Consolas" fo:font-size="9.5pt" style:font-name-asian="Consolas" style:font-size-asian="9.5pt" style:font-name-complex="Consolas" style:font-size-complex="9.5pt"/>
    </style:style>
    <style:style style:name="T10" style:family="text">
      <style:text-properties fo:color="#111111" style:font-name="Consolas" fo:font-size="9.5pt" fo:font-weight="bold" style:font-name-asian="Consolas" style:font-size-asian="9.5pt" style:font-weight-asian="bold" style:font-name-complex="Consolas" style:font-size-complex="9.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>Editor de Texto con WPF.</text:p>
      <text:p text:style-name="P3"><draw:frame draw:style-name="fr1" draw:name="gráficos1" text:anchor-type="paragraph" svg:x="0.418cm" svg:y="0.445cm" svg:width="15.935cm" svg:height="10.421cm" draw:z-index="0"><draw:image xlink:href="Pictures/20000007000059670000380566EA4BC2.svm" xlink:type="simple" xlink:show="embed" xlink:actuate="onLoad"/></draw:frame></text:p>
      <text:p text:style-name="P3"/>
      <text:p text:style-name="P6">Xaml para el MenuItem Estilo</text:p>
      <text:p text:style-name="P3"><text:span text:style-name="T3">&lt;</text:span><text:span text:style-name="T6">MenuItem</text:span><text:span text:style-name="T9"> Header</text:span><text:span text:style-name="T3">="Estilo"</text:span><text:span text:style-name="T9"> Height</text:span><text:span text:style-name="T3">="40"</text:span><text:span text:style-name="T9"> Width</text:span><text:span text:style-name="T3">="115"</text:span><text:span text:style-name="T9"> Style</text:span><text:span text:style-name="T3">="{</text:span><text:span text:style-name="T6">StaticResource</text:span><text:span text:style-name="T9"> Superior</text:span><text:span text:style-name="T3">}"&gt;</text:span></text:p>
      <text:p text:style-name="P1"><text:span text:style-name="T1"><text:s text:c="16"/></text:span><text:span text:style-name="T3">&lt;</text:span><text:span text:style-name="T6">MenuItem</text:span><text:span text:style-name="T9"> Name</text:span><text:span text:style-name="T3">="mNegrita"</text:span><text:span text:style-name="T1"> </text:span><text:span text:style-name="T9"><text:s/>Header</text:span><text:span text:style-name="T3">="Negrita"</text:span><text:span text:style-name="T9"> HorizontalAlignment</text:span><text:span text:style-name="T3">="Left"</text:span><text:span text:style-name="T9"> Height</text:span><text:span text:style-name="T3">="40"</text:span><text:span text:style-name="T9"> Width</text:span><text:span text:style-name="T3">="140"</text:span><text:span text:style-name="T9"> Click</text:span><text:span text:style-name="T3">="Negrita"/&gt;</text:span></text:p>
      <text:p text:style-name="P1"><text:span text:style-name="T1"><text:s text:c="16"/></text:span><text:span text:style-name="T3">&lt;</text:span><text:span text:style-name="T6">MenuItem</text:span><text:span text:style-name="T9"> Name</text:span><text:span text:style-name="T3">="mCursiva"</text:span><text:span text:style-name="T9"> Header</text:span><text:span text:style-name="T3">="Cursiva"</text:span><text:span text:style-name="T9"> HorizontalAlignment</text:span><text:span text:style-name="T3">="Left"</text:span><text:span text:style-name="T9"> Height</text:span><text:span text:style-name="T3">="35"</text:span><text:span text:style-name="T9"> Width</text:span><text:span text:style-name="T3">="140"</text:span><text:span text:style-name="T9"> Click</text:span><text:span text:style-name="T3">="Cursiva"/&gt;</text:span></text:p>
      <text:p text:style-name="P1"><text:span text:style-name="T1"><text:s text:c="16"/></text:span><text:span text:style-name="T3">&lt;</text:span><text:span text:style-name="T6">StackPanel</text:span><text:span text:style-name="T9"> Margin</text:span><text:span text:style-name="T3">="10"&gt;</text:span></text:p>
      <text:p text:style-name="P1"><text:span text:style-name="T1"><text:s text:c="20"/></text:span><text:span text:style-name="T3">&lt;</text:span><text:span text:style-name="T6">StackPanel.Background</text:span><text:span text:style-name="T3">&gt;</text:span></text:p>
      <text:p text:style-name="P1"><text:span text:style-name="T1"><text:s text:c="24"/></text:span><text:span text:style-name="T3">&lt;</text:span><text:span text:style-name="T6">LinearGradientBrush</text:span><text:span text:style-name="T9"> EndPoint</text:span><text:span text:style-name="T3">="0.5,1"</text:span><text:span text:style-name="T9"> StartPoint</text:span><text:span text:style-name="T3">="0.5,0"&gt;</text:span></text:p>
      <text:p text:style-name="P1"><text:span text:style-name="T1"><text:s text:c="28"/></text:span><text:span text:style-name="T3">&lt;</text:span><text:span text:style-name="T6">GradientStop</text:span><text:span text:style-name="T9"> Color</text:span><text:span text:style-name="T3">="Black"</text:span><text:span text:style-name="T9"> Offset</text:span><text:span text:style-name="T3">="0.784"/&gt;</text:span></text:p>
      <text:p text:style-name="P1"><text:span text:style-name="T1"><text:s text:c="28"/></text:span><text:span text:style-name="T3">&lt;</text:span><text:span text:style-name="T6">GradientStop</text:span><text:span text:style-name="T9"> Color</text:span><text:span text:style-name="T3">="#FFABF0E3"</text:span><text:span text:style-name="T9"> Offset</text:span><text:span text:style-name="T3">="0.703"/&gt;</text:span></text:p>
      <text:p text:style-name="P1"><text:span text:style-name="T1"><text:s text:c="24"/></text:span><text:span text:style-name="T3">&lt;/</text:span><text:span text:style-name="T6">LinearGradientBrush</text:span><text:span text:style-name="T3">&gt;</text:span></text:p>
      <text:p text:style-name="P1"><text:span text:style-name="T1"><text:s text:c="20"/></text:span><text:span text:style-name="T3">&lt;/</text:span><text:span text:style-name="T6">StackPanel.Background</text:span><text:span text:style-name="T3">&gt;</text:span></text:p>
      <text:p text:style-name="P1"><text:span text:style-name="T1"><text:s text:c="20"/></text:span><text:span text:style-name="T3">&lt;</text:span><text:span text:style-name="T6">Label</text:span><text:span text:style-name="T9"> FontWeight</text:span><text:span text:style-name="T3">="Bold"&gt;</text:span><text:span text:style-name="T1">Cambio Color</text:span><text:span text:style-name="T3">&lt;/</text:span><text:span text:style-name="T6">Label</text:span><text:span text:style-name="T3">&gt;</text:span></text:p>
      <text:p text:style-name="P1"><text:span text:style-name="T1"><text:s text:c="20"/></text:span><text:span text:style-name="T3">&lt;</text:span><text:span text:style-name="T6">RadioButton</text:span><text:span text:style-name="T9"> Name</text:span><text:span text:style-name="T3">="rBT"</text:span><text:span text:style-name="T9"> GroupName</text:span><text:span text:style-name="T3">="ready"</text:span><text:span text:style-name="T9"> IsChecked</text:span><text:span text:style-name="T3">="True"&gt;</text:span><text:span text:style-name="T1">Texto</text:span><text:span text:style-name="T3">&lt;/</text:span><text:span text:style-name="T6">RadioButton</text:span><text:span text:style-name="T3">&gt;</text:span></text:p>
      <text:p text:style-name="P1"><text:span text:style-name="T1"><text:s text:c="20"/></text:span><text:span text:style-name="T3">&lt;</text:span><text:span text:style-name="T6">RadioButton</text:span><text:span text:style-name="T9"> Name</text:span><text:span text:style-name="T3">="rBF"</text:span><text:span text:style-name="T9"> GroupName</text:span><text:span text:style-name="T3">="ready"&gt;</text:span><text:span text:style-name="T1">Fondo</text:span><text:span text:style-name="T3">&lt;/</text:span><text:span text:style-name="T6">RadioButton</text:span><text:span text:style-name="T3">&gt;</text:span></text:p>
      <text:p text:style-name="P1"><text:span text:style-name="T1"><text:s text:c="20"/></text:span><text:span text:style-name="T3">&lt;</text:span><text:span text:style-name="T6">xctkl</text:span><text:span text:style-name="T3">:</text:span><text:span text:style-name="T6">ColorPicker</text:span><text:span text:style-name="T9"> x</text:span><text:span text:style-name="T3">:</text:span><text:span text:style-name="T9">Name</text:span><text:span text:style-name="T3">="_colorPicker"</text:span><text:span text:style-name="T1"> </text:span><text:span text:style-name="T9"><text:s/>VerticalAlignment</text:span><text:span text:style-name="T3">="Top"</text:span><text:span text:style-name="T9"> Margin</text:span><text:span text:style-name="T3">="2,2,12,12"</text:span><text:span text:style-name="T9"> Height</text:span><text:span text:style-name="T3">="30"</text:span><text:span text:style-name="T9"> Width</text:span><text:span text:style-name="T3">="140"</text:span><text:span text:style-name="T9"> SelectedColorChanged</text:span><text:span text:style-name="T3">="ColorSeleccionado"/&gt;</text:span></text:p>
      <text:p text:style-name="P2"/>
      <text:p text:style-name="P1"><text:span text:style-name="T1"><text:s text:c="16"/></text:span><text:span text:style-name="T3">&lt;/</text:span><text:span text:style-name="T6">StackPanel</text:span><text:span text:style-name="T3">&gt;</text:span></text:p>
      <text:p text:style-name="P2"/>
      <text:p text:style-name="P1"><text:span text:style-name="T1"><text:s text:c="16"/></text:span><text:span text:style-name="T3">&lt;</text:span><text:span text:style-name="T6">ComboBox</text:span><text:span text:style-name="T9"> x</text:span><text:span text:style-name="T3">:</text:span><text:span text:style-name="T9">Name</text:span><text:span text:style-name="T3">="listaFuentes"</text:span><text:span text:style-name="T9"> VerticalAlignment</text:span><text:span text:style-name="T3">="Top"</text:span><text:span text:style-name="T9"> Margin</text:span><text:span text:style-name="T3">="2,2,12,12"</text:span><text:span text:style-name="T9"> Height</text:span><text:span text:style-name="T3">="35"</text:span><text:span text:style-name="T9"> Width</text:span><text:span text:style-name="T3">="140"</text:span><text:span text:style-name="T9"> SelectionChanged</text:span><text:span text:style-name="T3">="ListaFuentes_SelectionChanged"/&gt;</text:span></text:p>
      <text:p text:style-name="P1"><text:span text:style-name="T1"><text:s text:c="16"/></text:span><text:span text:style-name="T3">&lt;</text:span><text:span text:style-name="T6">ComboBox</text:span><text:span text:style-name="T9"> x</text:span><text:span text:style-name="T3">:</text:span><text:span text:style-name="T9">Name</text:span><text:span text:style-name="T3">="listaTamañoFuente"</text:span><text:span text:style-name="T9"> VerticalAlignment</text:span><text:span text:style-name="T3">="Top"</text:span><text:span text:style-name="T9"> Margin</text:span><text:span text:style-name="T3">="2,2,12,12"</text:span><text:span text:style-name="T9"> Height</text:span><text:span text:style-name="T3">="35"</text:span><text:span text:style-name="T9"> Width</text:span><text:span text:style-name="T3">="140"</text:span><text:span text:style-name="T9"> SelectionChanged</text:span><text:span text:style-name="T3">="CambioTamañoFuente"</text:span><text:span text:style-name="T1"> </text:span><text:span text:style-name="T3"><text:s/>/&gt;</text:span></text:p>
      <text:p text:style-name="P2"/>
      <text:p text:style-name="P2"/>
      <text:p text:style-name="P1"><text:span text:style-name="T1"><text:s text:c="12"/></text:span><text:span text:style-name="T3">&lt;/</text:span><text:span text:style-name="T6">MenuItem</text:span><text:span text:style-name="T3">&gt;</text:span></text:p>
      <text:p text:style-name="P1"><text:span text:style-name="T1"><text:s text:c="11"/></text:span></text:p>
      <text:p text:style-name="P3"/>
      <text:p text:style-name="P3">Inicializar el RichTextBox, la lista de fuentes y la de tamaño en el constructor de la clase</text:p>
      <text:p text:style-name="P3"><text:span text:style-name="T1"><text:s/></text:span><text:span text:style-name="T3">public</text:span><text:span text:style-name="T1"> Interfaz()</text:span></text:p>
      <text:p text:style-name="P2"><text:s text:c="8"/>{</text:p>
      <text:p text:style-name="P2"><text:s text:c="11"/></text:p>
      <text:p text:style-name="P2"><text:s text:c="9"/></text:p>
      <text:p text:style-name="P2"><text:s text:c="14"/>InitializeComponent();</text:p>
      <text:p text:style-name="P1"><text:span text:style-name="T1"><text:s text:c="12"/></text:span><text:span text:style-name="T5">// Activar corrección ortográfica en tiempo real </text:span></text:p>
      <text:p text:style-name="P1"><text:span text:style-name="T1"><text:s text:c="12"/></text:span><text:span text:style-name="T2">cajaTexto.SpellCheck.IsEnabled = </text:span><text:span text:style-name="T4">true</text:span><text:span text:style-name="T2">;</text:span></text:p>
      <text:p text:style-name="P1"><text:span text:style-name="T1"><text:s text:c="12"/></text:span><text:span text:style-name="T5">// lista fuentes</text:span></text:p>
      <text:p text:style-name="P1"><text:span text:style-name="T1"><text:s text:c="12"/></text:span><text:span text:style-name="T3">foreach</text:span><text:span text:style-name="T1"> (</text:span><text:span text:style-name="T2">FontFamily</text:span><text:span text:style-name="T1"> fontFamily </text:span><text:span text:style-name="T3">in</text:span><text:span text:style-name="T1"> </text:span><text:span text:style-name="T2">Fonts.SystemFontFamilies</text:span><text:span text:style-name="T1">)</text:span></text:p>
      <text:p text:style-name="P2"><text:s text:c="12"/>{</text:p>
      <text:p text:style-name="P1"><text:span text:style-name="T1"><text:s text:c="16"/></text:span><text:span text:style-name="T5">// FontFamily.Source contains the font family name.</text:span></text:p>
      <text:p text:style-name="P2"><text:s text:c="15"/><text:span text:style-name="T8"><text:s/>listaFuentes.Items.Add(fontFamily.Source);</text:span></text:p>
      <text:p text:style-name="P2"><text:s text:c="12"/>}</text:p>
      <text:p text:style-name="P2"/>
      <text:p text:style-name="P2"><text:s text:c="12"/>listaFuentes.SelectedIndex = 0;</text:p>
      <text:p text:style-name="P2"/>
      <text:p text:style-name="P2"/>
      <text:p text:style-name="P1"><text:span text:style-name="T1"><text:s text:c="12"/></text:span><text:span text:style-name="T5">// Tamaño de la fuente</text:span></text:p>
      <text:p text:style-name="P1"><text:span text:style-name="T1"><text:s text:c="12"/></text:span><text:span text:style-name="T3">for</text:span><text:span text:style-name="T1"> (</text:span><text:span text:style-name="T3">int</text:span><text:span text:style-name="T1"> tam= 8; tam &lt; 98;tam=tam+4)</text:span></text:p>
      <text:p text:style-name="P2"><text:s text:c="12"/>{</text:p>
      <text:p text:style-name="P1"><text:span text:style-name="T1"><text:s text:c="16"/></text:span><text:span text:style-name="T5">// FontFamily.Source contains the font family name.</text:span></text:p>
      <text:p text:style-name="P2"><text:s text:c="16"/><text:span text:style-name="T8">listaTamañoFuente.Items.Add(tam);</text:span></text:p>
      <text:p text:style-name="P2"><text:s text:c="12"/>}</text:p>
      <text:p text:style-name="P2"><text:s text:c="13"/>listaTamañoFuente.SelectedIndex = 1;</text:p>
      <text:p text:style-name="P2"/>
      <text:p text:style-name="P1"><text:span text:style-name="T1"><text:s text:c="12"/>cajaTexto.Selection.ApplyPropertyValue(System.Windows.Controls.RichTextBox.</text:span><text:span text:style-name="T2">FontWeightProperty</text:span><text:span text:style-name="T1">, </text:span><text:span text:style-name="T6">"Normal"</text:span><text:span text:style-name="T1">);</text:span></text:p>
      <text:p text:style-name="P1"><text:span text:style-name="T1"><text:s text:c="12"/>cajaTexto.Selection.ApplyPropertyValue(System.Windows.Controls.RichTextBox.</text:span><text:span text:style-name="T2">FontStyleProperty</text:span><text:span text:style-name="T1">, </text:span><text:span text:style-name="T6">"Normal"</text:span><text:span text:style-name="T1">);</text:span></text:p>
      <text:p text:style-name="P2"><text:s text:c="12"/></text:p>
      <text:p text:style-name="P2"><text:soft-page-break/><text:s text:c="12"/>cajaTexto.Selection.ApplyPropertyValue(System.Windows.Controls.RichTextBox.<text:span text:style-name="T8">FontSizeProperty</text:span>, 12.0);</text:p>
      <text:p text:style-name="P1"><text:span text:style-name="T1"><text:s text:c="12"/>cajaTexto.Selection.ApplyPropertyValue(System.Windows.Controls.RichTextBox.</text:span><text:span text:style-name="T2">FontFamilyProperty</text:span><text:span text:style-name="T1">, </text:span><text:span text:style-name="T6">"Arial"</text:span><text:span text:style-name="T1">);</text:span></text:p>
      <text:p text:style-name="P1"><text:span text:style-name="T1"><text:s text:c="12"/>cajaTexto.Selection.ApplyPropertyValue(System.Windows.Controls.RichTextBox.</text:span><text:span text:style-name="T2">ForegroundProperty</text:span><text:span text:style-name="T1">, </text:span><text:span text:style-name="T6">"Black"</text:span><text:span text:style-name="T1">);</text:span></text:p>
      <text:p text:style-name="P1"><text:span text:style-name="T1"><text:s text:c="12"/></text:span><text:span text:style-name="T5">//cajaTexto.Selection.ApplyPropertyValue(System.Windows.Controls.RichTextBox.BackgroundProperty, "White");</text:span></text:p>
      <text:p text:style-name="P1"><text:span text:style-name="T1"><text:s text:c="12"/></text:span><text:span text:style-name="T5">// </text:span></text:p>
      <text:p text:style-name="P2"><text:s text:c="16"/>ModificaStylo();</text:p>
      <text:p text:style-name="P2"/>
      <text:p text:style-name="P2"/>
      <text:p text:style-name="P2"><text:s text:c="8"/>}</text:p>
      <text:p text:style-name="P3"/>
      <text:p text:style-name="P3"/>
      <text:p text:style-name="P3">Modifica Estilo</text:p>
      <text:p text:style-name="P1"><text:span text:style-name="T1"><text:s text:c="3"/></text:span><text:span text:style-name="T3">private</text:span><text:span text:style-name="T1"> </text:span><text:span text:style-name="T3">void</text:span><text:span text:style-name="T1"> ModificaStylo()</text:span></text:p>
      <text:p text:style-name="P2"/>
      <text:p text:style-name="P2"><text:s text:c="8"/>{ </text:p>
      <text:p text:style-name="P1"><text:span text:style-name="T1"><text:s text:c="12"/></text:span><text:span text:style-name="T5">// Obtiene el texto seleccionado en el RichTextBox</text:span></text:p>
      <text:p text:style-name="P1"><text:span text:style-name="T1"><text:s text:c="12"/></text:span><text:span text:style-name="T3">var</text:span><text:span text:style-name="T1"> textoSeleccionado = </text:span><text:span text:style-name="T3">new</text:span><text:span text:style-name="T1"> TextRange(cajaTexto.Selection.Start, cajaTexto.Selection.End);</text:span></text:p>
      <text:p text:style-name="P2"/>
      <text:p text:style-name="P1"><text:span text:style-name="T1"><text:s text:c="12"/></text:span><text:span text:style-name="T3">var</text:span><text:span text:style-name="T1"> propiedadNegrita = textoSeleccionado.GetPropertyValue(TextElement.FontWeightProperty);</text:span></text:p>
      <text:p text:style-name="P1"><text:span text:style-name="T1"><text:s text:c="12"/></text:span><text:span text:style-name="T3">var</text:span><text:span text:style-name="T1"> propiedadCursiva = textoSeleccionado.GetPropertyValue(TextElement.FontStyleProperty);</text:span></text:p>
      <text:p text:style-name="P1"><text:span text:style-name="T1"><text:s text:c="12"/></text:span><text:span text:style-name="T3">var</text:span><text:span text:style-name="T1"> propiedadTFuente = textoSeleccionado.GetPropertyValue(TextElement.FontSizeProperty);</text:span></text:p>
      <text:p text:style-name="P1"><text:span text:style-name="T1"><text:s text:c="12"/></text:span><text:span text:style-name="T3">var</text:span><text:span text:style-name="T1"> propiedadFuenteLetra = textoSeleccionado.GetPropertyValue(TextElement.FontFamilyProperty);</text:span></text:p>
      <text:p text:style-name="P1"><text:span text:style-name="T1"><text:s text:c="12"/></text:span><text:span text:style-name="T3">var</text:span><text:span text:style-name="T1"> propiedadColorLetra = textoSeleccionado.GetPropertyValue(TextElement.ForegroundProperty);</text:span></text:p>
      <text:p text:style-name="P1"><text:span text:style-name="T1"><text:s text:c="12"/></text:span><text:span text:style-name="T3">var</text:span><text:span text:style-name="T1"> propiedadColorFondo = textoSeleccionado.GetPropertyValue(TextElement.BackgroundProperty);</text:span></text:p>
      <text:p text:style-name="P2"/>
      <text:p text:style-name="P1"><text:span text:style-name="T1"><text:s text:c="9"/></text:span><text:span text:style-name="T5">// <text:s text:c="2"/>MessageBox.Show(propiedadNegrita+"");</text:span></text:p>
      <text:p text:style-name="P1"><text:span text:style-name="T1"><text:s text:c="10"/></text:span><text:span text:style-name="T3">if</text:span><text:span text:style-name="T1"> (mNegrita.IsChecked) { propiedadNegrita = </text:span><text:span text:style-name="T6">"Bold"</text:span><text:span text:style-name="T1">; } </text:span><text:span text:style-name="T3">else</text:span><text:span text:style-name="T1"> { propiedadNegrita = </text:span><text:span text:style-name="T6">"Normal"</text:span><text:span text:style-name="T1">; }</text:span></text:p>
      <text:p text:style-name="P1"><text:span text:style-name="T1"><text:s text:c="12"/></text:span><text:span text:style-name="T5">//Negrita </text:span></text:p>
      <text:p text:style-name="P1"><text:span text:style-name="T1"><text:s text:c="12"/></text:span><text:span text:style-name="T3">if</text:span><text:span text:style-name="T1"> (mCursiva.IsChecked) { propiedadCursiva = </text:span><text:span text:style-name="T6">"Italic"</text:span><text:span text:style-name="T1">; } </text:span><text:span text:style-name="T3">else</text:span><text:span text:style-name="T1"> { propiedadCursiva = </text:span><text:span text:style-name="T6">"Normal"</text:span><text:span text:style-name="T1">; }</text:span></text:p>
      <text:p text:style-name="P2"/>
      <text:p text:style-name="P2"><text:s text:c="12"/>textoSeleccionado.ApplyPropertyValue(System.Windows.Controls.RichTextBox.FontWeightProperty, propiedadNegrita);</text:p>
      <text:p text:style-name="P2"><text:s text:c="12"/>textoSeleccionado.ApplyPropertyValue(System.Windows.Controls.RichTextBox.FontStyleProperty, propiedadCursiva);</text:p>
      <text:p text:style-name="P1"><text:span text:style-name="T1"><text:s text:c="12"/></text:span><text:span text:style-name="T3">double</text:span><text:span text:style-name="T1"> tt = Convert.ToDouble(listaTamañoFuente.SelectedValue);</text:span></text:p>
      <text:p text:style-name="P1"><text:span text:style-name="T1"><text:s text:c="12"/></text:span><text:span text:style-name="T3">if</text:span><text:span text:style-name="T1"> (tt &lt; 8) { tt = 12.0; }</text:span></text:p>
      <text:p text:style-name="P2"><text:s text:c="12"/>textoSeleccionado.ApplyPropertyValue(System.Windows.Controls.RichTextBox.FontSizeProperty, tt);</text:p>
      <text:p text:style-name="P2"><text:s text:c="12"/>textoSeleccionado.ApplyPropertyValue(System.Windows.Controls.RichTextBox.FontFamilyProperty, listaFuentes.SelectedValue);</text:p>
      <text:p text:style-name="P2"><text:s text:c="12"/>textoSeleccionado.ApplyPropertyValue(System.Windows.Controls.RichTextBox.ForegroundProperty, ColorSeleccioandoParaTexto);</text:p>
      <text:p text:style-name="P1"><text:soft-page-break/><text:span text:style-name="T1"><text:s text:c="12"/></text:span><text:span text:style-name="T5">// cajaTexto.Selection.ApplyPropertyValue(System.Windows.Controls.RichTextBox.BackgroundProperty, ColorSeleccioandoParaFondo);</text:span></text:p>
      <text:p text:style-name="P2"/>
      <text:p text:style-name="P1"><text:span text:style-name="T1"><text:s text:c="12"/></text:span><text:span text:style-name="T5">// Color de Fondo para el RichTextBox , no paraexto seleccionado</text:span></text:p>
      <text:p text:style-name="P2"/>
      <text:p text:style-name="P2"/>
      <text:p text:style-name="P2"><text:s text:c="11"/>cajaTexto.Background = ColorSeleccioandoParaFondo;</text:p>
      <text:p text:style-name="P2"><text:s text:c="12"/></text:p>
      <text:p text:style-name="P2"/>
      <text:p text:style-name="P2"><text:s text:c="8"/>}</text:p>
      <text:p text:style-name="P2"/>
      <text:p text:style-name="P2"/>
      <text:p text:style-name="P1"><text:span text:style-name="T1"><text:s text:c="8"/></text:span><text:span text:style-name="T5">//////////////////***************************///////////////////////////</text:span></text:p>
      <text:p text:style-name="P2"><text:s text:c="4"/>}</text:p>
      <text:p text:style-name="P2">}</text:p>
      <text:p text:style-name="Standard"/>
      <text:p text:style-name="P3">Negrita</text:p>
      <text:p text:style-name="P1"><text:span text:style-name="T1"><text:s/></text:span><text:span text:style-name="T3">private</text:span><text:span text:style-name="T1"> </text:span><text:span text:style-name="T3">void</text:span><text:span text:style-name="T1"> Negrita(</text:span><text:span text:style-name="T3">object</text:span><text:span text:style-name="T1"> sender, RoutedEventArgs e)</text:span></text:p>
      <text:p text:style-name="P2"><text:s text:c="8"/>{</text:p>
      <text:p text:style-name="P2"><text:s text:c="12"/>mNegrita.IsChecked = !mNegrita.IsChecked;</text:p>
      <text:p text:style-name="P2"><text:s text:c="12"/>ModificaStylo();</text:p>
      <text:p text:style-name="P1"><text:span text:style-name="T1"><text:s text:c="4"/>}</text:span></text:p>
      <text:p text:style-name="P4"><text:span text:style-name="T1">Cursiva</text:span></text:p>
      <text:p text:style-name="P1"><text:span text:style-name="T3">private</text:span><text:span text:style-name="T1"> </text:span><text:span text:style-name="T3">void</text:span><text:span text:style-name="T1"> Cursiva(</text:span><text:span text:style-name="T3">object</text:span><text:span text:style-name="T1"> sender, RoutedEventArgs e)</text:span></text:p>
      <text:p text:style-name="P2"><text:s text:c="8"/>{</text:p>
      <text:p text:style-name="P2"><text:s text:c="12"/>mCursiva.IsChecked = !mCursiva.IsChecked;</text:p>
      <text:p text:style-name="P2"><text:s text:c="12"/>ModificaStylo();</text:p>
      <text:p text:style-name="P1"><text:span text:style-name="T1"><text:s text:c="8"/>}</text:span></text:p>
      <text:p text:style-name="P1"><text:span text:style-name="T1"/></text:p>
      <text:p text:style-name="P3">Cambiar Color de Texto o Fondo</text:p>
      <text:p text:style-name="P1"><text:span text:style-name="T1">Este evento se ejecuta cuando se selecciona el color de la ventana de diálo ColorPicker .</text:span></text:p>
      <text:p text:style-name="P1"><text:span text:style-name="T1"><text:s/></text:span><text:span text:style-name="T3">&lt;</text:span><text:span text:style-name="T6">xctkl</text:span><text:span text:style-name="T3">:</text:span><text:span text:style-name="T7">ColorPicker</text:span><text:span text:style-name="T9"> x</text:span><text:span text:style-name="T3">:</text:span><text:span text:style-name="T9">Name</text:span><text:span text:style-name="T3">="_colorPicker"</text:span><text:span text:style-name="T1"> </text:span><text:span text:style-name="T9"><text:s/>VerticalAlignment</text:span><text:span text:style-name="T3">="Top"</text:span><text:span text:style-name="T9"> Margin</text:span><text:span text:style-name="T3">="2,2,12,12"</text:span><text:span text:style-name="T9"> Height</text:span><text:span text:style-name="T3">="30"</text:span><text:span text:style-name="T9"> Width</text:span><text:span text:style-name="T3">="140"</text:span><text:span text:style-name="T9"> SelectedColorChanged</text:span><text:span text:style-name="T3">="</text:span><text:span text:style-name="T10">ColorSeleccionado</text:span><text:span text:style-name="T3">"/&gt;</text:span></text:p>
      <text:p text:style-name="P1"><text:span text:style-name="T1">Este control no aparece en la caja de herramientas por los tanto la añadimos de forma manual al código Xaml</text:span></text:p>
      <text:p text:style-name="P1"><text:span text:style-name="T1"><text:s/></text:span></text:p>
      <text:p text:style-name="P1"><text:span text:style-name="T3">private</text:span><text:span text:style-name="T1"> </text:span><text:span text:style-name="T3">void</text:span><text:span text:style-name="T1"> ColorSeleccionado(</text:span><text:span text:style-name="T3">object</text:span><text:span text:style-name="T1"> sender, RoutedPropertyChangedEventArgs&lt;Color?&gt; e)</text:span></text:p>
      <text:p text:style-name="P2"><text:s text:c="8"/>{</text:p>
      <text:p text:style-name="P1"><text:span text:style-name="T1"><text:s text:c="12"/></text:span><text:span text:style-name="T5">// evento que se ejcuta al seleccionar el color en ColorPicker </text:span></text:p>
      <text:p text:style-name="P2"><text:s text:c="11"/></text:p>
      <text:p text:style-name="P1"><text:span text:style-name="T1"><text:s text:c="12"/>ColorSeleccioandoParaTextoYFondo <text:s/>= </text:span><text:span text:style-name="T3">new</text:span><text:span text:style-name="T1"> SolidColorBrush((Color)_colorPicker.SelectedColor);</text:span></text:p>
      <text:p text:style-name="P2"/>
      <text:p text:style-name="P1"><text:span text:style-name="T1"><text:s text:c="10"/></text:span><text:span text:style-name="T5">// <text:s/>MessageBox.Show("Color " + rBF.IsChecked);</text:span></text:p>
      <text:p text:style-name="P1"><text:span text:style-name="T1"><text:s text:c="12"/></text:span><text:span text:style-name="T3">if</text:span><text:span text:style-name="T1"> (rBF.IsChecked == </text:span><text:span text:style-name="T3">true</text:span><text:span text:style-name="T1">)</text:span></text:p>
      <text:p text:style-name="P2"/>
      <text:p text:style-name="P2"><text:s text:c="12"/>{</text:p>
      <text:p text:style-name="P2"/>
      <text:p text:style-name="P2"><text:s text:c="16"/>ColorSeleccioandoParaFondo = ColorSeleccioandoParaTextoYFondo;</text:p>
      <text:p text:style-name="P1"><text:span text:style-name="T1"><text:s text:c="16"/></text:span><text:span text:style-name="T5">//ColorSeleccioandoParaTexto = Brushes.Green;</text:span></text:p>
      <text:p text:style-name="P2"><text:s text:c="12"/>}</text:p>
      <text:p text:style-name="P1"><text:span text:style-name="T1"><text:s text:c="12"/></text:span><text:span text:style-name="T3">else</text:span></text:p>
      <text:p text:style-name="P2"><text:s text:c="12"/>{</text:p>
      <text:p text:style-name="P2"/>
      <text:p text:style-name="P2"><text:s text:c="16"/>ColorSeleccioandoParaTexto = ColorSeleccioandoParaTextoYFondo;</text:p>
      <text:p text:style-name="P1"><text:span text:style-name="T1"><text:s text:c="16"/></text:span><text:span text:style-name="T5">//ColorSeleccioandoParaFondo = Brushes.Green;</text:span></text:p>
      <text:p text:style-name="P2"><text:s text:c="12"/>}</text:p>
      <text:p text:style-name="P2"/>
      <text:p text:style-name="P2"><text:s text:c="12"/>ModificaStylo();</text:p>
      <text:p text:style-name="P2"/>
      <text:p text:style-name="P1"><text:span text:style-name="T1"><text:s text:c="8"/>}</text:span></text:p>
      <text:p text:style-name="P1"><text:span text:style-name="T1"/></text:p>
      <text:p text:style-name="P1"><text:span text:style-name="T1"/></text:p>
      <text:p text:style-name="P3"><text:soft-page-break/>Cambio Fuente de Letra</text:p>
      <text:p text:style-name="P1"><text:span text:style-name="T1"><text:s text:c="2"/></text:span><text:span text:style-name="T3">private</text:span><text:span text:style-name="T1"> </text:span><text:span text:style-name="T3">void</text:span><text:span text:style-name="T1"> ListaFuentes_SelectionChanged(</text:span><text:span text:style-name="T3">object</text:span><text:span text:style-name="T1"> sender, SelectionChangedEventArgs e)</text:span></text:p>
      <text:p text:style-name="P2"><text:s text:c="8"/>{</text:p>
      <text:p text:style-name="P2"><text:s text:c="9"/></text:p>
      <text:p text:style-name="P2"><text:s text:c="12"/>ModificaStylo();</text:p>
      <text:p text:style-name="P2"><text:s text:c="8"/>}</text:p>
      <text:p text:style-name="P3">Cambio Tamaño Fuente de Letra</text:p>
      <text:p text:style-name="P1"><text:span text:style-name="T1"><text:s text:c="8"/></text:span><text:span text:style-name="T3">private</text:span><text:span text:style-name="T1"> </text:span><text:span text:style-name="T3">void</text:span><text:span text:style-name="T1"> CambioTamañoFuente(</text:span><text:span text:style-name="T3">object</text:span><text:span text:style-name="T1"> sender, SelectionChangedEventArgs e)</text:span></text:p>
      <text:p text:style-name="P2"><text:s text:c="8"/>{</text:p>
      <text:p text:style-name="P2"/>
      <text:p text:style-name="P2"><text:s text:c="12"/>ModificaStylo();</text:p>
      <text:p text:style-name="P2"><text:s text:c="8"/>}</text:p>
      <text:p text:style-name="P4">Grabar Fichero</text:p>
      <text:p text:style-name="P1"><text:span text:style-name="T1"><text:s text:c="2"/></text:span><text:span text:style-name="T3">private</text:span><text:span text:style-name="T1"> </text:span><text:span text:style-name="T3">void</text:span><text:span text:style-name="T1"> GrabarFichero(</text:span><text:span text:style-name="T3">object</text:span><text:span text:style-name="T1"> sender, RoutedEventArgs e)</text:span></text:p>
      <text:p text:style-name="P2"><text:s text:c="8"/>{</text:p>
      <text:p text:style-name="P2"><text:s text:c="12"/></text:p>
      <text:p text:style-name="P1"><text:span text:style-name="T1"><text:s text:c="12"/>Microsoft.Win32.SaveFileDialog dlg = </text:span><text:span text:style-name="T3">new</text:span><text:span text:style-name="T1"> Microsoft.Win32.SaveFileDialog</text:span></text:p>
      <text:p text:style-name="P2"><text:s text:c="12"/>{</text:p>
      <text:p text:style-name="P1"><text:span text:style-name="T1"><text:s text:c="16"/></text:span><text:span text:style-name="T5">//https://docs.microsoft.com/es-es/dotnet/api/microsoft.win32?view=netframework-4.8 </text:span></text:p>
      <text:p text:style-name="P1"><text:span text:style-name="T1"><text:s text:c="16"/></text:span><text:span text:style-name="T5">// Set filter for file extension and default file extension </text:span></text:p>
      <text:p text:style-name="P1"><text:span text:style-name="T1"><text:s text:c="16"/>DefaultExt = </text:span><text:span text:style-name="T6">".rtf"</text:span><text:span text:style-name="T1">,</text:span></text:p>
      <text:p text:style-name="P1"><text:span text:style-name="T1"><text:s text:c="16"/>Filter = </text:span><text:span text:style-name="T6">"RTF (*.rtf)|*.rtf|TXT (*.txt)|*.png "</text:span></text:p>
      <text:p text:style-name="P2"><text:s text:c="12"/>};</text:p>
      <text:p text:style-name="P2"/>
      <text:p text:style-name="P2"/>
      <text:p text:style-name="P1"><text:span text:style-name="T1"><text:s text:c="12"/></text:span><text:span text:style-name="T5">// Display OpenFileDialog by calling ShowDialog method </text:span></text:p>
      <text:p text:style-name="P1"><text:span text:style-name="T1"><text:s text:c="12"/>Nullable&lt;</text:span><text:span text:style-name="T3">bool</text:span><text:span text:style-name="T1">&gt; result = dlg.ShowDialog();</text:span></text:p>
      <text:p text:style-name="P2"/>
      <text:p text:style-name="P2"><text:s text:c="12"/></text:p>
      <text:p text:style-name="P1"><text:span text:style-name="T1"><text:s text:c="12"/></text:span><text:span text:style-name="T5">// Get the selected file name and display in a TextBox </text:span></text:p>
      <text:p text:style-name="P1"><text:span text:style-name="T1"><text:s text:c="12"/></text:span><text:span text:style-name="T3">if</text:span><text:span text:style-name="T1"> (result == </text:span><text:span text:style-name="T3">true</text:span><text:span text:style-name="T1">)</text:span></text:p>
      <text:p text:style-name="P2"><text:s text:c="12"/>{</text:p>
      <text:p text:style-name="P1"><text:span text:style-name="T1"><text:s text:c="16"/></text:span><text:span text:style-name="T5">// Open document </text:span></text:p>
      <text:p text:style-name="P1"><text:span text:style-name="T1"><text:s text:c="14"/></text:span><text:span text:style-name="T3">string</text:span><text:span text:style-name="T1"> filename = dlg.FileName;</text:span></text:p>
      <text:p text:style-name="P2"/>
      <text:p text:style-name="P1"><text:span text:style-name="T1"><text:s text:c="16"/>TextRange t = </text:span><text:span text:style-name="T3">new</text:span><text:span text:style-name="T1"> TextRange(cajaTexto.Document.ContentStart,</text:span></text:p>
      <text:p text:style-name="P2"><text:s text:c="36"/>cajaTexto.Document.ContentEnd);</text:p>
      <text:p text:style-name="P1"><text:span text:style-name="T1"><text:s text:c="12"/>FileStream file = </text:span><text:span text:style-name="T3">new</text:span><text:span text:style-name="T1"> FileStream(filename, FileMode.Create);</text:span></text:p>
      <text:p text:style-name="P2"><text:s text:c="12"/>t.Save(file, System.Windows.DataFormats.XamlPackage);</text:p>
      <text:p text:style-name="P2"><text:s text:c="12"/>file.Close(); </text:p>
      <text:p text:style-name="P2"/>
      <text:p text:style-name="P2"><text:s text:c="12"/>}</text:p>
      <text:p text:style-name="P2"/>
      <text:p text:style-name="P2"><text:s text:c="9"/></text:p>
      <text:p text:style-name="P2"><text:s text:c="8"/>}</text:p>
      <text:p text:style-name="P1"/>
      <text:p text:style-name="P3">Leer Fichero</text:p>
      <text:p text:style-name="P1"><text:span text:style-name="T1"><text:s/></text:span><text:span text:style-name="T3">private</text:span><text:span text:style-name="T1"> </text:span><text:span text:style-name="T3">void</text:span><text:span text:style-name="T1"> AbrirFichero(</text:span><text:span text:style-name="T3">object</text:span><text:span text:style-name="T1"> sender, RoutedEventArgs e)</text:span></text:p>
      <text:p text:style-name="P2"><text:s text:c="8"/>{</text:p>
      <text:p text:style-name="P1"><text:span text:style-name="T1"><text:s text:c="12"/>Microsoft.Win32.OpenFileDialog dlg = </text:span><text:span text:style-name="T3">new</text:span><text:span text:style-name="T1"> Microsoft.Win32.OpenFileDialog</text:span></text:p>
      <text:p text:style-name="P2"><text:s text:c="12"/>{</text:p>
      <text:p text:style-name="P2"/>
      <text:p text:style-name="P1"><text:span text:style-name="T1"><text:s text:c="16"/></text:span><text:span text:style-name="T5">// Set filter for file extension and default file extension </text:span></text:p>
      <text:p text:style-name="P1"><text:span text:style-name="T1"><text:s text:c="16"/>DefaultExt = </text:span><text:span text:style-name="T6">".rtf"</text:span><text:span text:style-name="T1">,</text:span></text:p>
      <text:p text:style-name="P1"><text:span text:style-name="T1"><text:s text:c="16"/>Filter = </text:span><text:span text:style-name="T6">"RTF (*.rtf)|*.rtf|TXT (*.txt)|*.png "</text:span></text:p>
      <text:p text:style-name="P2"><text:s text:c="12"/>};</text:p>
      <text:p text:style-name="P2"/>
      <text:p text:style-name="P1"><text:span text:style-name="T1"><text:s text:c="12"/></text:span><text:span text:style-name="T5">// Display OpenFileDialog by calling ShowDialog method </text:span></text:p>
      <text:p text:style-name="P1"><text:span text:style-name="T1"><text:s text:c="12"/>Nullable&lt;</text:span><text:span text:style-name="T3">bool</text:span><text:span text:style-name="T1">&gt; result = dlg.ShowDialog();</text:span></text:p>
      <text:p text:style-name="P2"/>
      <text:p text:style-name="P2"/>
      <text:p text:style-name="P1"><text:span text:style-name="T1"><text:s text:c="12"/></text:span><text:span text:style-name="T5">// Get the selected file name and display in a TextBox </text:span></text:p>
      <text:p text:style-name="P1"><text:span text:style-name="T1"><text:s text:c="12"/></text:span><text:span text:style-name="T3">if</text:span><text:span text:style-name="T1"> (result == </text:span><text:span text:style-name="T3">true</text:span><text:span text:style-name="T1">)</text:span></text:p>
      <text:p text:style-name="P2"><text:soft-page-break/><text:s text:c="12"/>{</text:p>
      <text:p text:style-name="P1"><text:span text:style-name="T1"><text:s text:c="16"/></text:span><text:span text:style-name="T5">// Open document </text:span></text:p>
      <text:p text:style-name="P1"><text:span text:style-name="T1"><text:s text:c="16"/></text:span><text:span text:style-name="T3">string</text:span><text:span text:style-name="T1"> filename = dlg.FileName;</text:span></text:p>
      <text:p text:style-name="P2"/>
      <text:p text:style-name="P1"><text:span text:style-name="T1"><text:s text:c="16"/>TextRange t = </text:span><text:span text:style-name="T3">new</text:span><text:span text:style-name="T1"> TextRange(cajaTexto.Document.ContentStart,</text:span></text:p>
      <text:p text:style-name="P2"><text:s text:c="33"/>cajaTexto.Document.ContentEnd);</text:p>
      <text:p text:style-name="P1"><text:span text:style-name="T1"><text:s text:c="16"/>FileStream file = </text:span><text:span text:style-name="T3">new</text:span><text:span text:style-name="T1"> FileStream(filename, FileMode.Open);</text:span></text:p>
      <text:p text:style-name="P2"><text:s text:c="16"/>t.Load(file, System.Windows.DataFormats.XamlPackage);</text:p>
      <text:p text:style-name="P2"><text:s text:c="16"/>file.Close();</text:p>
      <text:p text:style-name="P2"/>
      <text:p text:style-name="P2"><text:s text:c="12"/>}</text:p>
      <text:p text:style-name="P2"><text:s text:c="8"/>}</text:p>
      <text:p text:style-name="P3">Imprimr texto</text:p>
      <text:p text:style-name="P1"><text:span text:style-name="T1"><text:s text:c="8"/></text:span><text:span text:style-name="T3">private</text:span><text:span text:style-name="T1"> </text:span><text:span text:style-name="T3">void</text:span><text:span text:style-name="T1"> Imprimir(</text:span><text:span text:style-name="T3">object</text:span><text:span text:style-name="T1"> sender, RoutedEventArgs e) {</text:span></text:p>
      <text:p text:style-name="P1"><text:span text:style-name="T1"><text:s text:c="12"/>PrintDialog pd = </text:span><text:span text:style-name="T3">new</text:span><text:span text:style-name="T1"> PrintDialog();</text:span></text:p>
      <text:p text:style-name="P1"><text:span text:style-name="T1"><text:s text:c="12"/></text:span><text:span text:style-name="T3">if</text:span><text:span text:style-name="T1"> ((pd.ShowDialog() == </text:span><text:span text:style-name="T3">true</text:span><text:span text:style-name="T1">))</text:span></text:p>
      <text:p text:style-name="P2"><text:s text:c="12"/>{</text:p>
      <text:p text:style-name="P1"><text:span text:style-name="T1"><text:s text:c="16"/></text:span><text:span text:style-name="T5">//use either one of the below <text:s text:c="5"/></text:span></text:p>
      <text:p text:style-name="P1"><text:span text:style-name="T1"><text:s text:c="16"/>pd.PrintVisual(cajaTexto </text:span><text:span text:style-name="T3">as</text:span><text:span text:style-name="T1"> Visual, </text:span><text:span text:style-name="T6">"VistaPrevia"</text:span><text:span text:style-name="T1">);</text:span></text:p>
      <text:p text:style-name="P1"><text:span text:style-name="T1"><text:s text:c="16"/>pd.PrintDocument((((IDocumentPaginatorSource)cajaTexto.Document).DocumentPaginator), </text:span><text:span text:style-name="T6">"Impresión del Documento"</text:span><text:span text:style-name="T1">);</text:span></text:p>
      <text:p text:style-name="P2"><text:s text:c="12"/>}</text:p>
      <text:p text:style-name="P1"><text:span text:style-name="T1"><text:s text:c="8"/>}</text:span></text:p>
      <text:p text:style-name="P3">Activar Ortografia</text:p>
      <text:p text:style-name="P1"><text:span text:style-name="T1"><text:s/></text:span><text:span text:style-name="T3">private</text:span><text:span text:style-name="T1"> </text:span><text:span text:style-name="T3">void</text:span><text:span text:style-name="T1"> Ortografia(</text:span><text:span text:style-name="T3">object</text:span><text:span text:style-name="T1"> sender, RoutedEventArgs e)</text:span></text:p>
      <text:p text:style-name="P2"><text:s text:c="8"/>{</text:p>
      <text:p text:style-name="P1"><text:span text:style-name="T1"><text:s text:c="12"/></text:span><text:span text:style-name="T5">// Activar corrección ortográfica en tiempo real </text:span></text:p>
      <text:p text:style-name="P2"/>
      <text:p text:style-name="P2"><text:s text:c="12"/>cajaTexto.SpellCheck.IsEnabled = !cajaTexto.SpellCheck.IsEnabled;</text:p>
      <text:p text:style-name="P1"><text:span text:style-name="T1"><text:s text:c="8"/>}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22:27:24.01</meta:creation-date>
    <dc:date>2019-10-07T22:56:06.43</dc:date>
    <meta:editing-duration>PT28M40S</meta:editing-duration>
    <meta:editing-cycles>6</meta:editing-cycles>
    <meta:generator>OpenOffice/4.0.1$Win32 OpenOffice.org_project/401m5$Build-9714</meta:generator>
    <meta:document-statistic meta:table-count="0" meta:image-count="1" meta:object-count="0" meta:page-count="6" meta:paragraph-count="195" meta:word-count="667" meta:character-count="10055"/>
  </office:meta>
</office:document-meta>
</file>